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8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5" table:number-columns-repeated="3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2:</text:p>
          </table:table-cell>
          <table:table-cell table:number-columns-repeated="17"/>
          <table:table-cell table:style-name="ce3" office:value-type="string" calcext:value-type="string">
            <text:p>2D SHAPES SKILL LEVEL 2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-00-0000</text:date>, <text:time style:data-style-name="N2" text:time-value="09:11:07.623370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8T09:27:37.524658311</dc:date>
    <meta:editing-duration>PT6H4M58S</meta:editing-duration>
    <meta:editing-cycles>135</meta:editing-cycles>
    <meta:generator>LibreOffice/6.4.6.2$Linux_X86_64 LibreOffice_project/40$Build-2</meta:generator>
    <meta:document-statistic meta:table-count="1" meta:cell-count="240" meta:object-count="0"/>
  </office:meta>
</office:document-meta>
</file>